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3.62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3.203cm"/>
    </style:style>
    <style:style style:name="co6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1"/>
  </office:automatic-styles>
  <office:body>
    <office:spreadsheet>
      <table:table table:name="Foglio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EX TIME</text:p>
          </table:table-cell>
          <table:table-cell table:style-name="ce1" office:value-type="string" calcext:value-type="string">
            <text:p>SPEEDUP</text:p>
          </table:table-cell>
          <table:table-cell office:value-type="string" calcext:value-type="string">
            <text:p>NORMALIZED</text:p>
          </table:table-cell>
          <table:table-cell table:number-columns-repeated="2"/>
          <table:table-cell table:style-name="ce3" office:value-type="string" calcext:value-type="string">
            <text:p>Achieved Throughput</text:p>
          </table:table-cell>
          <table:table-cell office:value-type="string" calcext:value-type="string">
            <text:p>Achieved Bandwidth</text:p>
          </table:table-cell>
          <table:table-cell office:value-type="string" calcext:value-type="string">
            <text:p>Compute utilization</text:p>
          </table:table-cell>
          <table:table-cell office:value-type="string" calcext:value-type="string">
            <text:p>Bandwidth utilization</text:p>
          </table:table-cell>
        </table:table-row>
        <table:table-row table:style-name="ro1">
          <table:table-cell table:formula="of:=512*512" office:value-type="float" office:value="262144" calcext:value-type="float">
            <text:p>262144</text:p>
          </table:table-cell>
          <table:table-cell table:style-name="ce1" office:value-type="float" office:value="0.067991" calcext:value-type="float">
            <text:p>0,067991</text:p>
          </table:table-cell>
          <table:table-cell office:value-type="float" office:value="0.000781" calcext:value-type="float">
            <text:p>0,000781</text:p>
          </table:table-cell>
          <table:table-cell table:formula="of:=[.B2]/[.C2]" office:value-type="float" office:value="87.056338028169" calcext:value-type="float">
            <text:p>87,06</text:p>
          </table:table-cell>
          <table:table-cell table:style-name="ce2" table:formula="of:=([.D2]-[.G3])/[.G4]" office:value-type="float" office:value="0" calcext:value-type="float">
            <text:p>0,00</text:p>
          </table:table-cell>
          <table:table-cell office:value-type="string" calcext:value-type="string">
            <text:p>MAX</text:p>
          </table:table-cell>
          <table:table-cell table:style-name="ce2" table:formula="of:=MAX([.D2:.D9])" office:value-type="float" office:value="117.134952570765" calcext:value-type="float">
            <text:p>117,13</text:p>
          </table:table-cell>
          <table:table-cell table:formula="of:=([.A2]*[.$C$11])/(1000000000*[.C2])" office:value-type="float" office:value="2.34956209987196" calcext:value-type="float">
            <text:p>2,35</text:p>
          </table:table-cell>
          <table:table-cell table:style-name="ce2" table:formula="of:=([.A2]*[.$B$11])/(1000000000*[.C2])" office:value-type="float" office:value="1.34260691421255" calcext:value-type="float">
            <text:p>1,34</text:p>
          </table:table-cell>
          <table:table-cell table:style-name="ce2" table:formula="of:=[.H2]/[.$B$15]*100" office:value-type="float" office:value="0.17468863196074" calcext:value-type="float">
            <text:p>0,17</text:p>
          </table:table-cell>
          <table:table-cell table:style-name="ce2" table:formula="of:=[.I2]/[.$C$15]*100" office:value-type="float" office:value="0.756824641607975" calcext:value-type="float">
            <text:p>0,76</text:p>
          </table:table-cell>
        </table:table-row>
        <table:table-row table:style-name="ro1">
          <table:table-cell table:formula="of:=2560*1024" office:value-type="float" office:value="2621440" calcext:value-type="float">
            <text:p>2621440</text:p>
          </table:table-cell>
          <table:table-cell office:value-type="float" office:value="0.672104" calcext:value-type="float">
            <text:p>0,672104</text:p>
          </table:table-cell>
          <table:table-cell office:value-type="float" office:value="0.00657" calcext:value-type="float">
            <text:p>0,00657</text:p>
          </table:table-cell>
          <table:table-cell table:formula="of:=[.B3]/[.C3]" office:value-type="float" office:value="102.298934550989" calcext:value-type="float">
            <text:p>102,30</text:p>
          </table:table-cell>
          <table:table-cell table:style-name="ce2" table:formula="of:=([.D3]-[.G3])/[.G4]" office:value-type="float" office:value="0.506758597582154" calcext:value-type="float">
            <text:p>0,51</text:p>
          </table:table-cell>
          <table:table-cell office:value-type="string" calcext:value-type="string">
            <text:p>MIN</text:p>
          </table:table-cell>
          <table:table-cell table:style-name="ce2" table:formula="of:=MIN([.D2:.D9])" office:value-type="float" office:value="87.056338028169" calcext:value-type="float">
            <text:p>87,06</text:p>
          </table:table-cell>
          <table:table-cell table:formula="of:=([.A3]*[.$C$11])/(1000000000*[.C3])" office:value-type="float" office:value="2.79301065449011" calcext:value-type="float">
            <text:p>2,79</text:p>
          </table:table-cell>
          <table:table-cell table:style-name="ce2" table:formula="of:=([.A3]*[.$B$11])/(1000000000*[.C3])" office:value-type="float" office:value="1.59600608828006" calcext:value-type="float">
            <text:p>1,60</text:p>
          </table:table-cell>
          <table:table-cell table:style-name="ce2" table:formula="of:=[.H3]/[.$B$15]*100" office:value-type="float" office:value="0.207658784720454" calcext:value-type="float">
            <text:p>0,21</text:p>
          </table:table-cell>
          <table:table-cell table:style-name="ce2" table:formula="of:=[.I3]/[.$C$15]*100" office:value-type="float" office:value="0.89966521323566" calcext:value-type="float">
            <text:p>0,90</text:p>
          </table:table-cell>
        </table:table-row>
        <table:table-row table:style-name="ro1">
          <table:table-cell table:formula="of:=2560*1440" office:value-type="float" office:value="3686400" calcext:value-type="float">
            <text:p>3686400</text:p>
          </table:table-cell>
          <table:table-cell table:style-name="ce1" office:value-type="float" office:value="0.947251" calcext:value-type="float">
            <text:p>0,947251</text:p>
          </table:table-cell>
          <table:table-cell office:value-type="float" office:value="0.009174" calcext:value-type="float">
            <text:p>0,009174</text:p>
          </table:table-cell>
          <table:table-cell table:formula="of:=[.B4]/[.C4]" office:value-type="float" office:value="103.253869631567" calcext:value-type="float">
            <text:p>103,25</text:p>
          </table:table-cell>
          <table:table-cell table:style-name="ce2" table:formula="of:=([.D4]-[.G3])/[.G4]" office:value-type="float" office:value="0.538506571852238" calcext:value-type="float">
            <text:p>0,54</text:p>
          </table:table-cell>
          <table:table-cell office:value-type="string" calcext:value-type="string">
            <text:p>MAX-MIN</text:p>
          </table:table-cell>
          <table:table-cell table:style-name="ce2" table:formula="of:=[.G2]-[.G3]" office:value-type="float" office:value="30.0786145425964" calcext:value-type="float">
            <text:p>30,08</text:p>
          </table:table-cell>
          <table:table-cell table:formula="of:=([.A4]*[.$C$11])/(1000000000*[.C4])" office:value-type="float" office:value="2.81281883584042" calcext:value-type="float">
            <text:p>2,81</text:p>
          </table:table-cell>
          <table:table-cell table:style-name="ce2" table:formula="of:=([.A4]*[.$B$11])/(1000000000*[.C4])" office:value-type="float" office:value="1.60732504905167" calcext:value-type="float">
            <text:p>1,61</text:p>
          </table:table-cell>
          <table:table-cell table:style-name="ce2" table:formula="of:=[.H4]/[.$B$15]*100" office:value-type="float" office:value="0.209131511958395" calcext:value-type="float">
            <text:p>0,21</text:p>
          </table:table-cell>
          <table:table-cell table:style-name="ce2" table:formula="of:=[.I4]/[.$C$15]*100" office:value-type="float" office:value="0.906045687176814" calcext:value-type="float">
            <text:p>0,91</text:p>
          </table:table-cell>
        </table:table-row>
        <table:table-row table:style-name="ro1">
          <table:table-cell table:formula="of:=5024*5024" office:value-type="float" office:value="25240576" calcext:value-type="float">
            <text:p>25240576</text:p>
          </table:table-cell>
          <table:table-cell office:value-type="float" office:value="6.496388" calcext:value-type="float">
            <text:p>6,496388</text:p>
          </table:table-cell>
          <table:table-cell office:value-type="float" office:value="0.06111" calcext:value-type="float">
            <text:p>0,06111</text:p>
          </table:table-cell>
          <table:table-cell table:formula="of:=[.B5]/[.C5]" office:value-type="float" office:value="106.306463753886" calcext:value-type="float">
            <text:p>106,31</text:p>
          </table:table-cell>
          <table:table-cell table:style-name="ce2" table:formula="of:=([.D5]-[.G3])/[.G4]" office:value-type="float" office:value="0.639993763624185" calcext:value-type="float">
            <text:p>0,64</text:p>
          </table:table-cell>
          <table:table-cell table:number-columns-repeated="2"/>
          <table:table-cell table:formula="of:=([.A5]*[.$C$11])/(1000000000*[.C5])" office:value-type="float" office:value="2.89124581901489" calcext:value-type="float">
            <text:p>2,89</text:p>
          </table:table-cell>
          <table:table-cell table:style-name="ce2" table:formula="of:=([.A5]*[.$B$11])/(1000000000*[.C5])" office:value-type="float" office:value="1.65214046800851" calcext:value-type="float">
            <text:p>1,65</text:p>
          </table:table-cell>
          <table:table-cell table:style-name="ce2" table:formula="of:=[.H5]/[.$B$15]*100" office:value-type="float" office:value="0.214962514424899" calcext:value-type="float">
            <text:p>0,21</text:p>
          </table:table-cell>
          <table:table-cell table:style-name="ce2" table:formula="of:=[.I5]/[.$C$15]*100" office:value-type="float" office:value="0.931308042845834" calcext:value-type="float">
            <text:p>0,93</text:p>
          </table:table-cell>
        </table:table-row>
        <table:table-row table:style-name="ro1">
          <table:table-cell table:formula="of:=4096*4096" office:value-type="float" office:value="16777216" calcext:value-type="float">
            <text:p>16777216</text:p>
          </table:table-cell>
          <table:table-cell table:style-name="ce1" office:value-type="float" office:value="4.695295" calcext:value-type="float">
            <text:p>4,695295</text:p>
          </table:table-cell>
          <table:table-cell office:value-type="float" office:value="0.04233" calcext:value-type="float">
            <text:p>0,04233</text:p>
          </table:table-cell>
          <table:table-cell table:formula="of:=[.B6]/[.C6]" office:value-type="float" office:value="110.92121426884" calcext:value-type="float">
            <text:p>110,92</text:p>
          </table:table-cell>
          <table:table-cell table:style-name="ce2" table:formula="of:=([.D6]-[.G3])/[.G4]" office:value-type="float" office:value="0.793416738223575" calcext:value-type="float">
            <text:p>0,79</text:p>
          </table:table-cell>
          <table:table-cell table:number-columns-repeated="2"/>
          <table:table-cell table:formula="of:=([.A6]*[.$C$11])/(1000000000*[.C6])" office:value-type="float" office:value="2.77440377982518" calcext:value-type="float">
            <text:p>2,77</text:p>
          </table:table-cell>
          <table:table-cell table:style-name="ce2" table:formula="of:=([.A6]*[.$B$11])/(1000000000*[.C6])" office:value-type="float" office:value="1.58537358847153" calcext:value-type="float">
            <text:p>1,59</text:p>
          </table:table-cell>
          <table:table-cell table:style-name="ce2" table:formula="of:=[.H6]/[.$B$15]*100" office:value-type="float" office:value="0.206275373964698" calcext:value-type="float">
            <text:p>0,21</text:p>
          </table:table-cell>
          <table:table-cell table:style-name="ce2" table:formula="of:=[.I6]/[.$C$15]*100" office:value-type="float" office:value="0.893671695868959" calcext:value-type="float">
            <text:p>0,89</text:p>
          </table:table-cell>
        </table:table-row>
        <table:table-row table:style-name="ro1">
          <table:table-cell table:formula="of:=9050*3662" office:value-type="float" office:value="33141100" calcext:value-type="float">
            <text:p>33141100</text:p>
          </table:table-cell>
          <table:table-cell office:value-type="float" office:value="8.563947" calcext:value-type="float">
            <text:p>8,563947</text:p>
          </table:table-cell>
          <table:table-cell office:value-type="float" office:value="0.080214" calcext:value-type="float">
            <text:p>0,080214</text:p>
          </table:table-cell>
          <table:table-cell table:formula="of:=[.B7]/[.C7]" office:value-type="float" office:value="106.763744483507" calcext:value-type="float">
            <text:p>106,76</text:p>
          </table:table-cell>
          <table:table-cell table:style-name="ce2" table:formula="of:=([.D7]-[.G3])/[.G4]" office:value-type="float" office:value="0.655196615769273" calcext:value-type="float">
            <text:p>0,66</text:p>
          </table:table-cell>
          <table:table-cell table:number-columns-repeated="2"/>
          <table:table-cell table:formula="of:=([.A7]*[.$C$11])/(1000000000*[.C7])" office:value-type="float" office:value="2.89210985613484" calcext:value-type="float">
            <text:p>2,89</text:p>
          </table:table-cell>
          <table:table-cell table:style-name="ce2" table:formula="of:=([.A7]*[.$B$11])/(1000000000*[.C7])" office:value-type="float" office:value="1.65263420350562" calcext:value-type="float">
            <text:p>1,65</text:p>
          </table:table-cell>
          <table:table-cell table:style-name="ce2" table:formula="of:=[.H7]/[.$B$15]*100" office:value-type="float" office:value="0.215026755102962" calcext:value-type="float">
            <text:p>0,22</text:p>
          </table:table-cell>
          <table:table-cell table:style-name="ce2" table:formula="of:=[.I7]/[.$C$15]*100" office:value-type="float" office:value="0.93158636048795" calcext:value-type="float">
            <text:p>0,93</text:p>
          </table:table-cell>
        </table:table-row>
        <table:table-row table:style-name="ro1">
          <table:table-cell table:formula="of:=10240*6400" office:value-type="float" office:value="65536000" calcext:value-type="float">
            <text:p>65536000</text:p>
          </table:table-cell>
          <table:table-cell table:style-name="ce1" office:value-type="float" office:value="18.571981" calcext:value-type="float">
            <text:p>18,571981</text:p>
          </table:table-cell>
          <table:table-cell office:value-type="float" office:value="0.158552" calcext:value-type="float">
            <text:p>0,158552</text:p>
          </table:table-cell>
          <table:table-cell table:formula="of:=[.B8]/[.C8]" office:value-type="float" office:value="117.134952570765" calcext:value-type="float">
            <text:p>117,13</text:p>
          </table:table-cell>
          <table:table-cell table:style-name="ce2" table:formula="of:=([.D8]-[.G3])/[.G4]" office:value-type="float" office:value="1" calcext:value-type="float">
            <text:p>1,00</text:p>
          </table:table-cell>
          <table:table-cell table:number-columns-repeated="2"/>
          <table:table-cell table:formula="of:=([.A8]*[.$C$11])/(1000000000*[.C8])" office:value-type="float" office:value="2.89338513547606" calcext:value-type="float">
            <text:p>2,89</text:p>
          </table:table-cell>
          <table:table-cell table:style-name="ce2" table:formula="of:=([.A8]*[.$B$11])/(1000000000*[.C8])" office:value-type="float" office:value="1.65336293455775" calcext:value-type="float">
            <text:p>1,65</text:p>
          </table:table-cell>
          <table:table-cell table:style-name="ce2" table:formula="of:=[.H8]/[.$B$15]*100" office:value-type="float" office:value="0.215121571410859" calcext:value-type="float">
            <text:p>0,22</text:p>
          </table:table-cell>
          <table:table-cell table:style-name="ce2" table:formula="of:=[.I8]/[.$C$15]*100" office:value-type="float" office:value="0.931997144621053" calcext:value-type="float">
            <text:p>0,93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mOp</text:p>
          </table:table-cell>
          <table:table-cell office:value-type="string" calcext:value-type="string">
            <text:p>AritmOp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RK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STO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MOOTH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Bandwidth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eoretical</text:p>
          </table:table-cell>
          <table:table-cell office:value-type="float" office:value="1345" calcext:value-type="float">
            <text:p>1345</text:p>
          </table:table-cell>
          <table:table-cell office:value-type="float" office:value="177.4" calcext:value-type="float">
            <text:p>177,4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23:53:26.08296420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35:00.346583140</meta:creation-date>
    <dc:date>2016-01-27T00:24:27.671437275</dc:date>
    <meta:editing-duration>PT13H40M8S</meta:editing-duration>
    <meta:editing-cycles>12</meta:editing-cycles>
    <meta:generator>LibreOffice/4.2.8.2$Linux_X86_64 LibreOffice_project/420m0$Build-2</meta:generator>
    <meta:document-statistic meta:table-count="1" meta:cell-count="90" meta:object-count="0"/>
  </office:meta>
</office:document-meta>
</file>